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679cm"/>
    </style:style>
    <style:style style:name="co14" style:family="table-column">
      <style:table-column-properties fo:break-before="auto" style:column-width="18.05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3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74pt solid #000000"/>
    </style:style>
    <style:style style:name="ce15" style:family="table-cell" style:parent-style-name="Default" style:data-style-name="N100">
      <style:table-cell-properties fo:background-color="#cccccc" fo:border="0.74pt solid #000000"/>
      <style:text-properties style:text-line-through-style="solid" style:text-line-through-type="single"/>
    </style:style>
    <style:style style:name="ce6" style:family="table-cell" style:parent-style-name="Default" style:data-style-name="N100"/>
    <style:style style:name="ce16" style:family="table-cell" style:parent-style-name="Default" style:data-style-name="N100">
      <style:table-cell-properties fo:background-color="#ffff00"/>
    </style:style>
    <style:style style:name="ce21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text-properties style:text-line-through-style="solid" style:text-line-through-type="single"/>
    </style:style>
    <style:style style:name="ce17" style:family="table-cell" style:parent-style-name="Default" style:data-style-name="N100">
      <style:table-cell-properties fo:background-color="#ffff00" fo:border="0.74pt solid #000000"/>
    </style:style>
    <style:style style:name="ce23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06&quot;" style:apply-style-name="Без_20_имени1" style:base-cell-address="MAIN_TABLE.O1"/>
    </style:style>
    <style:style style:name="ce3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map style:condition="cell-content()=&quot;06&quot;" style:apply-style-name="Без_20_имени1" style:base-cell-address="MAIN_TABLE.O1"/>
    </style:style>
    <style:style style:name="ce38" style:family="table-cell" style:parent-style-name="Default" style:data-style-name="N100">
      <style:table-cell-properties fo:background-color="#ff8000" style:text-align-source="fix" style:repeat-content="false" fo:border="0.74pt solid #000000"/>
      <style:paragraph-properties fo:text-align="center" fo:margin-left="0cm"/>
      <style:map style:condition="cell-content()=&quot;06&quot;" style:apply-style-name="Без_20_имени1" style:base-cell-address="MAIN_TABLE.O1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  <style:map style:condition="cell-content()=&quot;06&quot;" style:apply-style-name="Без_20_имени1" style:base-cell-address="MAIN_TABLE.O1"/>
    </style:style>
    <style:style style:name="ce40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map style:condition="cell-content()=&quot;06&quot;" style:apply-style-name="Без_20_имени1" style:base-cell-address="MAIN_TABLE.O1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6&quot;" style:apply-style-name="Без_20_имени1" style:base-cell-address="MAIN_TABLE.O1"/>
    </style:style>
    <style:style style:name="ce42" style:family="table-cell" style:parent-style-name="Default" style:data-style-name="N100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04&quot;" style:apply-style-name="Без_20_имени1" style:base-cell-address="MAIN_TABLE.P1"/>
    </style:style>
    <style:style style:name="ce4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map style:condition="cell-content()=&quot;04&quot;" style:apply-style-name="Без_20_имени1" style:base-cell-address="MAIN_TABLE.P1"/>
    </style:style>
    <style:style style:name="ce44" style:family="table-cell" style:parent-style-name="Default" style:data-style-name="N100">
      <style:table-cell-properties fo:background-color="#ff8000" style:text-align-source="fix" style:repeat-content="false" fo:border="0.74pt solid #000000"/>
      <style:paragraph-properties fo:text-align="center" fo:margin-left="0cm"/>
      <style:map style:condition="cell-content()=&quot;04&quot;" style:apply-style-name="Без_20_имени1" style:base-cell-address="MAIN_TABLE.P1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  <style:map style:condition="cell-content()=&quot;04&quot;" style:apply-style-name="Без_20_имени1" style:base-cell-address="MAIN_TABLE.P1"/>
    </style:style>
    <style:style style:name="ce46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map style:condition="cell-content()=&quot;04&quot;" style:apply-style-name="Без_20_имени1" style:base-cell-address="MAIN_TABLE.P1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4&quot;" style:apply-style-name="Без_20_имени1" style:base-cell-address="MAIN_TABLE.P1"/>
    </style:style>
    <style:style style:name="ce27" style:family="table-cell" style:parent-style-name="Default" style:data-style-name="N100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00-03&quot;" style:apply-style-name="Без_20_имени1" style:base-cell-address="MAIN_TABLE.Q1"/>
      <style:map style:condition="cell-content()=&quot;02-0B&quot;" style:apply-style-name="Без_20_имени3" style:base-cell-address="MAIN_TABLE.Q1"/>
      <style:map style:condition="cell-content()=&quot;02-1F&quot;" style:apply-style-name="Без_20_имени4" style:base-cell-address="MAIN_TABLE.Q1"/>
      <style:map style:condition="cell-content()=&quot;02-05&quot;" style:apply-style-name="Без_20_имени5" style:base-cell-address="MAIN_TABLE.Q1"/>
      <style:map style:condition="cell-content()=&quot;02-3F&quot;" style:apply-style-name="Без_20_имени7" style:base-cell-address="MAIN_TABLE.Q1"/>
    </style:style>
    <style:style style:name="ce2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map style:condition="cell-content()=&quot;00-03&quot;" style:apply-style-name="Без_20_имени1" style:base-cell-address="MAIN_TABLE.Q1"/>
      <style:map style:condition="cell-content()=&quot;02-0B&quot;" style:apply-style-name="Без_20_имени3" style:base-cell-address="MAIN_TABLE.Q1"/>
      <style:map style:condition="cell-content()=&quot;02-1F&quot;" style:apply-style-name="Без_20_имени4" style:base-cell-address="MAIN_TABLE.Q1"/>
      <style:map style:condition="cell-content()=&quot;02-05&quot;" style:apply-style-name="Без_20_имени5" style:base-cell-address="MAIN_TABLE.Q1"/>
      <style:map style:condition="cell-content()=&quot;02-3F&quot;" style:apply-style-name="Без_20_имени7" style:base-cell-address="MAIN_TABLE.Q1"/>
    </style:style>
    <style:style style:name="ce29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map style:condition="cell-content()=&quot;00-03&quot;" style:apply-style-name="Без_20_имени1" style:base-cell-address="MAIN_TABLE.Q1"/>
      <style:map style:condition="cell-content()=&quot;02-0B&quot;" style:apply-style-name="Без_20_имени3" style:base-cell-address="MAIN_TABLE.Q1"/>
      <style:map style:condition="cell-content()=&quot;02-1F&quot;" style:apply-style-name="Без_20_имени4" style:base-cell-address="MAIN_TABLE.Q1"/>
      <style:map style:condition="cell-content()=&quot;02-05&quot;" style:apply-style-name="Без_20_имени5" style:base-cell-address="MAIN_TABLE.Q1"/>
      <style:map style:condition="cell-content()=&quot;02-3F&quot;" style:apply-style-name="Без_20_имени7" style:base-cell-address="MAIN_TABLE.Q1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  <style:map style:condition="cell-content()=&quot;00-03&quot;" style:apply-style-name="Без_20_имени1" style:base-cell-address="MAIN_TABLE.Q1"/>
      <style:map style:condition="cell-content()=&quot;02-0B&quot;" style:apply-style-name="Без_20_имени3" style:base-cell-address="MAIN_TABLE.Q1"/>
      <style:map style:condition="cell-content()=&quot;02-1F&quot;" style:apply-style-name="Без_20_имени4" style:base-cell-address="MAIN_TABLE.Q1"/>
      <style:map style:condition="cell-content()=&quot;02-05&quot;" style:apply-style-name="Без_20_имени5" style:base-cell-address="MAIN_TABLE.Q1"/>
      <style:map style:condition="cell-content()=&quot;02-3F&quot;" style:apply-style-name="Без_20_имени7" style:base-cell-address="MAIN_TABLE.Q1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-03&quot;" style:apply-style-name="Без_20_имени1" style:base-cell-address="MAIN_TABLE.Q1"/>
      <style:map style:condition="cell-content()=&quot;02-0B&quot;" style:apply-style-name="Без_20_имени3" style:base-cell-address="MAIN_TABLE.Q1"/>
      <style:map style:condition="cell-content()=&quot;02-1F&quot;" style:apply-style-name="Без_20_имени4" style:base-cell-address="MAIN_TABLE.Q1"/>
      <style:map style:condition="cell-content()=&quot;02-05&quot;" style:apply-style-name="Без_20_имени5" style:base-cell-address="MAIN_TABLE.Q1"/>
      <style:map style:condition="cell-content()=&quot;02-3F&quot;" style:apply-style-name="Без_20_имени7" style:base-cell-address="MAIN_TABLE.Q1"/>
    </style:style>
    <style:style style:name="ce7" style:family="table-cell" style:parent-style-name="Default" style:data-style-name="N100">
      <style:table-cell-properties fo:background-color="#dee6ef" style:text-align-source="fix" style:repeat-content="false" fo:border="0.74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cccccc" fo:border="0.74pt solid #000000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AIN_TAB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3" table:default-cell-style-name="ce41"/>
        <table:table-column table:style-name="co3" table:default-cell-style-name="ce47"/>
        <table:table-column table:style-name="co11" table:default-cell-style-name="ce30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4" table:default-cell-style-name="ce6"/>
        <table:table-column table:style-name="co15" table:number-columns-repeated="1000" table:default-cell-style-name="ce6"/>
        <table:table-row table:style-name="ro1">
          <table:table-cell table:style-name="ce1" office:value-type="string" calcext:value-type="string">
            <text:p>nand_id</text:p>
          </table:table-cell>
          <table:table-cell table:style-name="ce4" office:value-type="string" calcext:value-type="string">
            <text:p>Manufacturer</text:p>
          </table:table-cell>
          <table:table-cell table:style-name="ce1" office:value-type="string" calcext:value-type="string">
            <text:p>nand_man_id</text:p>
          </table:table-cell>
          <table:table-cell table:style-name="ce4" office:value-type="string" calcext:value-type="string">
            <text:p>nand_name</text:p>
          </table:table-cell>
          <table:table-cell table:style-name="ce1" office:value-type="string" calcext:value-type="string">
            <text:p>nand_jedec_man</text:p>
          </table:table-cell>
          <table:table-cell table:style-name="ce1" office:value-type="string" calcext:value-type="string">
            <text:p>nand_jedec_type</text:p>
          </table:table-cell>
          <table:table-cell table:style-name="ce1" office:value-type="string" calcext:value-type="string">
            <text:p>nand_jedec_cap</text:p>
          </table:table-cell>
          <table:table-cell table:style-name="ce1" office:value-type="string" calcext:value-type="string">
            <text:p>nand_cap</text:p>
          </table:table-cell>
          <table:table-cell table:style-name="ce1" office:value-type="string" calcext:value-type="string">
            <text:p>nand_vcc_min</text:p>
          </table:table-cell>
          <table:table-cell table:style-name="ce1" office:value-type="string" calcext:value-type="string">
            <text:p>nand_vcc_max</text:p>
          </table:table-cell>
          <table:table-cell table:style-name="ce1" office:value-type="string" calcext:value-type="string">
            <text:p>nand_sect_size</text:p>
          </table:table-cell>
          <table:table-cell table:style-name="ce1" office:value-type="string" calcext:value-type="string">
            <text:p>nand_ecc</text:p>
          </table:table-cell>
          <table:table-cell table:style-name="ce1" office:value-type="string" calcext:value-type="string">
            <text:p>nand_block_size</text:p>
          </table:table-cell>
          <table:table-cell table:style-name="ce1" office:value-type="string" calcext:value-type="string">
            <text:p>nand_blocks</text:p>
          </table:table-cell>
          <table:table-cell table:style-name="ce36" office:value-type="string" calcext:value-type="string">
            <text:p>nand_id_page</text:p>
          </table:table-cell>
          <table:table-cell table:style-name="ce42" office:value-type="string" calcext:value-type="string">
            <text:p>nand_param</text:p>
          </table:table-cell>
          <table:table-cell table:style-name="ce27" office:value-type="string" calcext:value-type="string">
            <text:p>nand_otp</text:p>
          </table:table-cell>
          <table:table-cell table:style-name="ce1" office:value-type="string" calcext:value-type="string">
            <text:p>nand_delay</text:p>
          </table:table-cell>
          <table:table-cell table:style-name="ce1" office:value-type="string" calcext:value-type="string">
            <text:p>nand_algorithm</text:p>
          </table:table-cell>
          <table:table-cell table:style-name="ce1" office:value-type="string" calcext:value-type="string">
            <text:p>nand_speed</text:p>
          </table:table-cell>
          <table:table-cell table:style-name="ce7" office:value-type="string" calcext:value-type="string">
            <text:p>nand_pdf</text:p>
          </table:table-cell>
          <table:table-cell table:style-name="ce8" table:number-columns-repeated="1000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2G41XA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24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https://www.alldatasheet.com/datasheet-pdf/pdf/1284450/ESMT/F50L2G41XA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</text:p>
          </table:table-cell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1G41LB(2M)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D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https://www.alldatasheet.com/datasheet-pdf/pdf/1284453/ESMT/F50L1G41LB-104YG2M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</text:p>
          </table:table-cell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512M41A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37" office:value-type="string" calcext:value-type="string">
            <text:p>???</text:p>
          </table:table-cell>
          <table:table-cell table:style-name="ce43" office:value-type="string" calcext:value-type="string">
            <text:p>???</text:p>
          </table:table-cell>
          <table:table-cell table:style-name="ce28" office:value-type="string" calcext:value-type="string">
            <text:p>???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alldatasheet.com/datasheet-pdf/download/727643/ESMT/F50L1G41A-2Y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</text:p>
          </table:table-cell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4G41XB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string" calcext:value-type="string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alldatasheet.com/datasheet-pdf/download/1284449/ESMT/F50L4G41XB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</text:p>
          </table:table-cell>
          <table:table-cell table:style-name="ce5" office:value-type="string" calcext:value-type="string">
            <text:p>MICRON</text:p>
          </table:table-cell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MT29F4G01ABBFD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5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4donline.ihs.com/images/VipMasterIC/IC/MICT/MICT-S-A0015861608/MICT-S-A0015861608-1.pdf?hkey=6D3A4C79FDBF58556ACFDE234799DDF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MICRON</text:p>
          </table:table-cell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MT29F4G01ABAFD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6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4donline.ihs.com/images/VipMasterIC/IC/MICT/MICT-S-A0015861608/MICT-S-A0015861608-1.pdf?hkey=6D3A4C79FDBF58556ACFDE234799DDF0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1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style-name="ce9" table:number-columns-repeated="1000"/>
        </table:table-row>
        <table:table-row table:style-name="ro2">
          <table:table-cell table:style-name="ce2" office:value-type="string" calcext:value-type="string">
            <text:p>8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24AD-Z41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1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24AD-Z41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1GE4AB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2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9075/MX35LF1GE4AB,%203V,%201Gb,%20v2.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4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5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6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24AD-Z4I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7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24AD-Z4I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1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0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199/MX35UF1G14AC,%201.8V,%201Gb,%20v1.1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9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1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0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199/MX35UF1G14AC,%201.8V,%201Gb,%20v1.1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E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996/MX35UF1GE4AC,%201.8V,%201Gb,%20v1.3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1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E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996/MX35UF1GE4AC,%201.8V,%201Gb,%20v1.3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2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3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4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5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046/MX35LF2GE4AD,%203V,%202Gb,%20v1.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6</text:p>
          </table:table-cell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046/MX35LF2GE4AD,%203V,%202Gb,%20v1.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7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512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512GW.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8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512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512GV.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29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KW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0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KV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J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01KV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2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GW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3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GV.2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4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2KW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5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2KV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6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J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02JW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7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17" office:value-type="string" calcext:value-type="string">
            <text:p>W25M02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18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M02GW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8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17" office:value-type="string" calcext:value-type="string">
            <text:p>W25M02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18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M02GV.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39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L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LW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0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KW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1</text:p>
          </table:table-cell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KV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2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/>
          <table:table-cell table:style-name="ce44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static.chipdip.ru/lib/590/DOC04259063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3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A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E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/>
          <table:table-cell table:style-name="ce44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0</text:p>
          </table:table-cell>
          <table:table-cell table:style-name="ce5" office:value-type="string" calcext:value-type="string">
            <text:p>https://pese.oss-cn-shenzhen.aliyuncs.com/pdfs/2005251034_XTX-XT26G01AWSEGA_C558841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4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9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29999373732982784&amp;dataId=10227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5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1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5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/>
          <table:table-cell table:style-name="ce44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xmis-plus-api.xtxtech.com/xmis-plus/openDataApi/websiteDownload?fileId=529997755591471104&amp;dataId=102425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6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9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386808688151146496&amp;dataId=102696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7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9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517662192783896576&amp;dataId=102675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8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2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9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17662581855924224&amp;dataId=102767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49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2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8"/>
          <table:table-cell table:style-name="ce44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xmis-plus-api.xtxtech.com/xmis-plus/openDataApi/websiteDownload?fileId=529999373732982784&amp;dataId=102271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0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2D-B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5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9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77432965232504832&amp;dataId=102709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1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2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9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517661786922070016&amp;dataId=102629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2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4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3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9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387641617873940480&amp;dataId=102678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3</text:p>
          </table:table-cell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14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6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9" office:value-type="string" calcext:value-type="string">
            <text:p>00</text:p>
          </table:table-cell>
          <table:table-cell table:style-name="ce45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400674025107927040&amp;dataId=102812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4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2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2BXXX_rev0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5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2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2BXXX_rev0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6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2C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2CXXX_rev03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7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2C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2CXXX_rev03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8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AXXX_rev08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59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AXXX_rev08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0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BXXX_rev0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1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GBXXX_rev0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2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AXXX_rev1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3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AXXX_rev1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4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BXXX_rev0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5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2GBXXX_rev0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6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BS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B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BSXXX_rev01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7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BS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6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2GBSXXX_rev01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8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M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4GMXXX_rev1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69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M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4GMXXX_rev1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0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B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4GBXXX_rev0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1</text:p>
          </table:table-cell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4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6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4GBXXX_rev0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2</text:p>
          </table:table-cell>
          <table:table-cell table:style-name="ce5" office:value-type="string" calcext:value-type="string">
            <text:p>ZETTA</text:p>
          </table:table-cell>
          <table:table-cell table:style-name="ce2" office:value-type="string" calcext:value-type="string">
            <text:p>22</text:p>
          </table:table-cell>
          <table:table-cell table:style-name="ce5" office:value-type="string" calcext:value-type="string">
            <text:p>ZD35Q1GC-IB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7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/>
          <table:table-cell table:style-name="ce44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90</text:p>
          </table:table-cell>
          <table:table-cell table:style-name="ce5" office:value-type="string" calcext:value-type="string">
            <text:p>http://www.zettadevice.com/uploads/files/35Q1GC%20%20%201121/1669010894b59d74179d26361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15" office:value-type="string" calcext:value-type="string">
            <text:p>ZETTA</text:p>
          </table:table-cell>
          <table:table-cell table:style-name="ce21" office:value-type="string" calcext:value-type="string">
            <text:p>22</text:p>
          </table:table-cell>
          <table:table-cell table:style-name="ce15" office:value-type="string" calcext:value-type="string">
            <text:p>ZD35Q2GC</text:p>
          </table:table-cell>
          <table:table-cell table:style-name="ce23" office:value-type="string" calcext:value-type="string">
            <text:p>2C</text:p>
          </table:table-cell>
          <table:table-cell table:style-name="ce23" office:value-type="string" calcext:value-type="string">
            <text:p>24</text:p>
          </table:table-cell>
          <table:table-cell table:style-name="ce23"/>
          <table:table-cell table:style-name="ce23" office:value-type="string" calcext:value-type="string">
            <text:p>256 M</text:p>
          </table:table-cell>
          <table:table-cell table:style-name="ce23" office:value-type="string" calcext:value-type="string">
            <text:p>2.7</text:p>
          </table:table-cell>
          <table:table-cell table:style-name="ce23" office:value-type="string" calcext:value-type="string">
            <text:p>3.6</text:p>
          </table:table-cell>
          <table:table-cell table:style-name="ce23" office:value-type="string" calcext:value-type="string">
            <text:p>2048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string" calcext:value-type="string">
            <text:p>128 K</text:p>
          </table:table-cell>
          <table:table-cell table:style-name="ce23" office:value-type="float" office:value="2048" calcext:value-type="float">
            <text:p>2048</text:p>
          </table:table-cell>
          <table:table-cell table:style-name="ce40" office:value-type="string" calcext:value-type="string">
            <text:p>00</text:p>
          </table:table-cell>
          <table:table-cell table:style-name="ce46" office:value-type="string" calcext:value-type="string">
            <text:p>01</text:p>
          </table:table-cell>
          <table:table-cell table:style-name="ce29" office:value-type="string" calcext:value-type="string">
            <text:p>02-0B</text:p>
          </table:table-cell>
          <table:table-cell table:style-name="ce23" office:value-type="string" calcext:value-type="string">
            <text:p>1000</text:p>
          </table:table-cell>
          <table:table-cell table:style-name="ce23" office:value-type="string" calcext:value-type="string">
            <text:p>4</text:p>
          </table:table-cell>
          <table:table-cell table:style-name="ce23" office:value-type="string" calcext:value-type="string">
            <text:p>133</text:p>
          </table:table-cell>
          <table:table-cell table:style-name="ce32" office:value-type="string" calcext:value-type="string">
            <text:p>http://www.zettadevice.com/uploads/files/NAND/SPI/16457519933af927d0d791cd7b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3</text:p>
          </table:table-cell>
          <table:table-cell table:style-name="ce5" office:value-type="string" calcext:value-type="string">
            <text:p>FORESEE</text:p>
          </table:table-cell>
          <table:table-cell table:style-name="ce2" office:value-type="string" calcext:value-type="string">
            <text:p>33</text:p>
          </table:table-cell>
          <table:table-cell table:style-name="ce5" office:value-type="string" calcext:value-type="string">
            <text:p>F35SQA001G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7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3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lcsc.com/datasheet/C5126827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4</text:p>
          </table:table-cell>
          <table:table-cell table:style-name="ce5" office:value-type="string" calcext:value-type="string">
            <text:p>FORESEE</text:p>
          </table:table-cell>
          <table:table-cell table:style-name="ce2" office:value-type="string" calcext:value-type="string">
            <text:p>33</text:p>
          </table:table-cell>
          <table:table-cell table:style-name="ce5" office:value-type="string" calcext:value-type="string">
            <text:p>F35SQB004G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5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3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lcsc.com/datasheet/C47994714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5</text:p>
          </table:table-cell>
          <table:table-cell table:style-name="ce5" office:value-type="string" calcext:value-type="string">
            <text:p>FORESEE</text:p>
          </table:table-cell>
          <table:table-cell table:style-name="ce2" office:value-type="string" calcext:value-type="string">
            <text:p>33</text:p>
          </table:table-cell>
          <table:table-cell table:style-name="ce5" office:value-type="string" calcext:value-type="string">
            <text:p>F35SQA512M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70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3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lcsc.com/datasheet/C512682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6</text:p>
          </table:table-cell>
          <table:table-cell table:style-name="ce5" office:value-type="string" calcext:value-type="string">
            <text:p>FORESEE</text:p>
          </table:table-cell>
          <table:table-cell table:style-name="ce2" office:value-type="string" calcext:value-type="string">
            <text:p>33</text:p>
          </table:table-cell>
          <table:table-cell table:style-name="ce5" office:value-type="string" calcext:value-type="string">
            <text:p>F35UQA002G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6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3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lcsc.com/datasheet/C512683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7</text:p>
          </table:table-cell>
          <table:table-cell table:style-name="ce5" office:value-type="string" calcext:value-type="string">
            <text:p>FORESEE</text:p>
          </table:table-cell>
          <table:table-cell table:style-name="ce2" office:value-type="string" calcext:value-type="string">
            <text:p>33</text:p>
          </table:table-cell>
          <table:table-cell table:style-name="ce5" office:value-type="string" calcext:value-type="string">
            <text:p>F35SQA002G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7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3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lcsc.com/datasheet/C5126829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8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5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5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9" office:value-type="string" calcext:value-type="string">
            <text:p>06</text:p>
          </table:table-cell>
          <table:table-cell table:style-name="ce45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gigadevice.com.cn/Public/Uploads/uploadfile/files/20241012/DS-00888-GD5F1GQ5UExxG-Re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79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5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4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9" office:value-type="string" calcext:value-type="string">
            <text:p>06</text:p>
          </table:table-cell>
          <table:table-cell table:style-name="ce45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gigadevice.com.cn/Public/Uploads/uploadfile/files/20241012/DS-00888-GD5F1GQ5UExxG-Re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0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M7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9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gigadevice.com.cn/Public/Uploads/uploadfile/files/20241012/DS-00859-GD5F1GM7UE-Re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1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M7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8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0</text:p>
          </table:table-cell>
          <table:table-cell table:style-name="ce5" office:value-type="string" calcext:value-type="string">
            <text:p>https://www.gigadevice.com.cn/Public/Uploads/uploadfile/files/20241012/DS-00859-GD5F1GM7UE-Re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2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M9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91</text:p>
          </table:table-cell>
          <table:table-cell table:style-name="ce26" office:value-type="string" calcext:value-type="string">
            <text:p>0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gigadevice.com.cn/Public/Uploads/uploadfile/files/20250709/DS-01251-GD5F1GM9RE-Rev1.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M9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81</text:p>
          </table:table-cell>
          <table:table-cell table:style-name="ce26" office:value-type="string" calcext:value-type="string">
            <text:p>0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gigadevice.com.cn/Public/Uploads/uploadfile/files/20250709/DS-01251-GD5F1GM9RE-Rev1.0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4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4UF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9" office:value-type="string" calcext:value-type="string">
            <text:p>06</text:p>
          </table:table-cell>
          <table:table-cell table:style-name="ce45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alldatasheet.com/datasheet-pdf/pdf/1150072/GIGADEVICE/GD5F1GQ4UFZJG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5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4RF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9" office:value-type="string" calcext:value-type="string">
            <text:p>06</text:p>
          </table:table-cell>
          <table:table-cell table:style-name="ce45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alldatasheet.com/datasheet-pdf/pdf/1150072/GIGADEVICE/GD5F1GQ4UFZJG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6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4UA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F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/>
          <table:table-cell table:style-name="ce44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datasheet4u.com/datasheet-pdf/GigaDevice/GD5F1GQ4UAYIG/pdf.php?id=946526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7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2GQ5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5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6</text:p>
          </table:table-cell>
          <table:table-cell table:style-name="ce43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gigadevice.com.cn/Public/Uploads/uploadfile/files/20220712/DS-00891-GD5F2GQ5RExxG-Rev1.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8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2GQ5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4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6</text:p>
          </table:table-cell>
          <table:table-cell table:style-name="ce43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0</text:p>
          </table:table-cell>
          <table:table-cell table:style-name="ce5" office:value-type="string" calcext:value-type="string">
            <text:p>https://www.gigadevice.com.cn/Public/Uploads/uploadfile/files/20220712/DS-00891-GD5F2GQ5RExxG-Rev1.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89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2GM7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9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gigadevice.com.cn/Public/Uploads/uploadfile/files/20240729/DS-00819-GD5F2GM7RE-Re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0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2GM7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8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gigadevice.com.cn/Public/Uploads/uploadfile/files/20240729/DS-00819-GD5F2GM7RE-Re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1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4GQ6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55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6</text:p>
          </table:table-cell>
          <table:table-cell table:style-name="ce43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gigadevice.com.cn/Public/Uploads/uploadfile/files/20250604/DS-00893-GD5F4GQ6RExxG-Rev1.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2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4GQ6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45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6</text:p>
          </table:table-cell>
          <table:table-cell table:style-name="ce43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80</text:p>
          </table:table-cell>
          <table:table-cell table:style-name="ce5" office:value-type="string" calcext:value-type="string">
            <text:p>https://www.gigadevice.com.cn/Public/Uploads/uploadfile/files/20250604/DS-00893-GD5F4GQ6RExxG-Rev1.6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3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4GM8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95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gigadevice.com.cn/Public/Uploads/uploadfile/files/20240729/DS-00847-GD5F4GM8RE-Re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4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4GM8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85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37" office:value-type="string" calcext:value-type="string">
            <text:p>00</text:p>
          </table:table-cell>
          <table:table-cell table:style-name="ce43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gigadevice.com.cn/Public/Uploads/uploadfile/files/20240729/DS-00847-GD5F4GM8RE-Rev1.5.pdf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5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4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D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alldatasheet.com/datasheet-pdf/pdf/1150060/GIGADEVICE/GD5F1GQ4RE9FG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6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4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alldatasheet.com/datasheet-pdf/pdf/1150060/GIGADEVICE/GD5F1GQ4RE9FG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7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4UFxxS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B3</text:p>
          </table:table-cell>
          <table:table-cell table:style-name="ce26" office:value-type="string" calcext:value-type="string">
            <text:p>48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/>
          <table:table-cell table:style-name="ce43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alldatasheet.com/datasheet-pdf/download/1150065/GIGADEVICE/GD5F1GQ4RF9IS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8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1GQ4RFxxS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A3</text:p>
          </table:table-cell>
          <table:table-cell table:style-name="ce26" office:value-type="string" calcext:value-type="string">
            <text:p>48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38"/>
          <table:table-cell table:style-name="ce43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alldatasheet.com/datasheet-pdf/download/1150065/GIGADEVICE/GD5F1GQ4RF9IS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99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2GQ4U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D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6</text:p>
          </table:table-cell>
          <table:table-cell table:style-name="ce43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alldatasheet.com/datasheet-pdf/pdf/1150065/GIGADEVICE/GD5F2GQ4RE9FG.html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100</text:p>
          </table:table-cell>
          <table:table-cell table:style-name="ce5" office:value-type="string" calcext:value-type="string">
            <text:p>GigaDevice</text:p>
          </table:table-cell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GD5F2GQ4RExxG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2.00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37" office:value-type="string" calcext:value-type="string">
            <text:p>06</text:p>
          </table:table-cell>
          <table:table-cell table:style-name="ce43" office:value-type="string" calcext:value-type="string">
            <text:p>04</text:p>
          </table:table-cell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alldatasheet.com/datasheet-pdf/pdf/1150065/GIGADEVICE/GD5F2GQ4RE9FG.html</text:p>
          </table:table-cell>
          <table:table-cell table:number-columns-repeated="1000"/>
        </table:table-row>
        <table:table-row table:style-name="ro2" table:number-rows-repeated="8"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2"/>
          <table:table-cell table:style-name="ce26" table:number-columns-repeated="8"/>
          <table:table-cell table:style-name="ce39" table:number-columns-repeated="2"/>
          <table:table-cell table:style-name="ce51"/>
          <table:table-cell table:style-name="ce2" table:number-columns-repeated="3"/>
          <table:table-cell table:style-name="ce5"/>
          <table:table-cell table:number-columns-repeated="1000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10"/>
          <table:table-cell table:style-name="ce37"/>
          <table:table-cell table:style-name="ce43"/>
          <table:table-cell table:style-name="ce28"/>
          <table:table-cell table:style-name="ce2" table:number-columns-repeated="3"/>
          <table:table-cell table:style-name="ce5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0-winbon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1-GD 5 re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-GD3re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3-MXIC &gt;5re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4-esmt 3re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5-esmt2 a0/b0/c0/d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6-MXIC2 &gt;5re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7-MXIC3-3re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8-Winbond2 3re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9-Winbond4reg</text:p>
          </table:table-cell>
          <table:table-cell table:number-columns-repeated="1019"/>
        </table:table-row>
        <table:table-row table:style-name="ro2">
          <table:table-cell table:number-columns-repeated="1021"/>
        </table:table-row>
        <table:table-row table:style-name="ro2">
          <table:table-cell/>
          <table:table-cell table:style-name="ce16"/>
          <table:table-cell/>
          <table:table-cell office:value-type="string" calcext:value-type="string">
            <text:p>TWO CHIPS per package — 2 x 1gb, C2h + chipNumber- select chip</text:p>
          </table:table-cell>
          <table:table-cell table:number-columns-repeated="1017"/>
        </table:table-row>
        <table:table-row table:style-name="ro2" table:number-rows-repeated="1048452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MAIN_TABLE.Q1:MAIN_TABLE.Q1048576">
            <calcext:condition calcext:apply-style-name="Без имени1" calcext:value="=&quot;00-03&quot;" calcext:base-cell-address="MAIN_TABLE.Q1"/>
            <calcext:condition calcext:apply-style-name="Без имени3" calcext:value="=&quot;02-0B&quot;" calcext:base-cell-address="MAIN_TABLE.Q1"/>
            <calcext:condition calcext:apply-style-name="Без имени4" calcext:value="=&quot;02-1F&quot;" calcext:base-cell-address="MAIN_TABLE.Q1"/>
            <calcext:condition calcext:apply-style-name="Без имени5" calcext:value="=&quot;02-05&quot;" calcext:base-cell-address="MAIN_TABLE.Q1"/>
            <calcext:condition calcext:apply-style-name="Без имени7" calcext:value="=&quot;02-3F&quot;" calcext:base-cell-address="MAIN_TABLE.Q1"/>
          </calcext:conditional-format>
          <calcext:conditional-format calcext:target-range-address="MAIN_TABLE.P103:MAIN_TABLE.P110 MAIN_TABLE.P97:MAIN_TABLE.P98 MAIN_TABLE.O1:MAIN_TABLE.O1048576">
            <calcext:condition calcext:apply-style-name="Без имени1" calcext:value="=&quot;06&quot;" calcext:base-cell-address="MAIN_TABLE.O1"/>
          </calcext:conditional-format>
          <calcext:conditional-format calcext:target-range-address="MAIN_TABLE.P111:MAIN_TABLE.P1048576 MAIN_TABLE.P1:MAIN_TABLE.P96 MAIN_TABLE.P99:MAIN_TABLE.P102">
            <calcext:condition calcext:apply-style-name="Без имени1" calcext:value="=&quot;04&quot;" calcext:base-cell-address="MAIN_TABLE.P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ffaa95"/>
    </style:style>
    <style:style style:name="Без_20_имени2" style:display-name="Без имени2" style:family="table-cell" style:parent-style-name="Default">
      <style:table-cell-properties fo:background-color="#b4c7dc"/>
    </style:style>
    <style:style style:name="Без_20_имени3" style:display-name="Без имени3" style:family="table-cell" style:parent-style-name="Default">
      <style:table-cell-properties fo:background-color="#b4c7dc"/>
    </style:style>
    <style:style style:name="Без_20_имени4" style:display-name="Без имени4" style:family="table-cell" style:parent-style-name="Default">
      <style:table-cell-properties fo:background-color="#afd095"/>
    </style:style>
    <style:style style:name="Без_20_имени5" style:display-name="Без имени5" style:family="table-cell" style:parent-style-name="Default">
      <style:table-cell-properties fo:background-color="#ffffa6"/>
    </style:style>
    <style:style style:name="Без_20_имени6" style:display-name="Без имени6" style:family="table-cell" style:parent-style-name="Default">
      <style:table-cell-properties fo:background-color="#afd095"/>
    </style:style>
    <style:style style:name="Без_20_имени7" style:display-name="Без имени7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8:22:52.559891140</meta:creation-date>
    <meta:generator>LibreOffice/7.3.7.2$Linux_X86_64 LibreOffice_project/30$Build-2</meta:generator>
    <dc:date>2025-08-12T12:19:45.369939175</dc:date>
    <meta:editing-duration>PT11H47M38S</meta:editing-duration>
    <meta:editing-cycles>125</meta:editing-cycles>
    <meta:document-statistic meta:table-count="1" meta:cell-count="2078" meta:object-count="0"/>
  </office:meta>
</office:document-meta>
</file>